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d4094" officeooo:paragraph-rsid="001d4094"/>
    </style:style>
    <style:style style:name="P2" style:family="paragraph" style:parent-style-name="Standard">
      <style:text-properties fo:language="en" fo:country="US" style:text-underline-style="solid" style:text-underline-width="auto" style:text-underline-color="font-color" officeooo:rsid="001d4094" officeooo:paragraph-rsid="001d4094"/>
    </style:style>
    <style:style style:name="P3" style:family="paragraph" style:parent-style-name="Standard">
      <style:text-properties fo:language="en" fo:country="US" officeooo:rsid="001d5d6e" officeooo:paragraph-rsid="001d5d6e"/>
    </style:style>
    <style:style style:name="P4" style:family="paragraph" style:parent-style-name="Standard">
      <style:text-properties fo:language="en" fo:country="US" officeooo:rsid="001d96a6" officeooo:paragraph-rsid="001d96a6"/>
    </style:style>
    <style:style style:name="P5" style:family="paragraph" style:parent-style-name="Standard">
      <style:text-properties officeooo:paragraph-rsid="001d96a6"/>
    </style:style>
    <style:style style:name="P6" style:family="paragraph" style:parent-style-name="Standard">
      <style:text-properties officeooo:rsid="001d96a6" officeooo:paragraph-rsid="001d96a6"/>
    </style:style>
    <style:style style:name="P7" style:family="paragraph" style:parent-style-name="Standard">
      <style:text-properties officeooo:paragraph-rsid="001de8b4"/>
    </style:style>
    <style:style style:name="P8" style:family="paragraph" style:parent-style-name="Standard">
      <style:text-properties fo:font-variant="normal" fo:text-transform="none" fo:color="#000000" style:font-name="Liberation Serif" fo:font-size="12pt" fo:letter-spacing="normal" fo:language="en" fo:country="US" fo:font-style="normal" fo:font-weight="normal" officeooo:rsid="001de8b4" officeooo:paragraph-rsid="001de8b4" style:font-size-asian="12pt" style:font-size-complex="12pt"/>
    </style:style>
    <style:style style:name="P9" style:family="paragraph" style:parent-style-name="Text_20_body">
      <style:text-properties fo:font-variant="normal" fo:text-transform="none" fo:color="#444444" style:font-name="Nylas-Pro" fo:font-size="11.25pt" fo:letter-spacing="normal" fo:font-style="normal" fo:font-weight="normal" officeooo:paragraph-rsid="001de8b4"/>
    </style:style>
    <style:style style:name="P10" style:family="paragraph" style:parent-style-name="Text_20_body">
      <style:text-properties fo:font-variant="normal" fo:text-transform="none" fo:color="#444444" style:font-name="Nylas-Pro" fo:font-size="11.25pt" fo:letter-spacing="normal" fo:language="en" fo:country="US" fo:font-style="normal" fo:font-weight="normal" officeooo:rsid="001d4094" officeooo:paragraph-rsid="001d4094"/>
    </style:style>
    <style:style style:name="T1" style:family="text">
      <style:text-properties fo:language="en" fo:country="US"/>
    </style:style>
    <style:style style:name="T2" style:family="text">
      <style:text-properties fo:language="en" fo:country="US" officeooo:rsid="001d5d6e"/>
    </style:style>
    <style:style style:name="T3" style:family="text">
      <style:text-properties fo:language="en" fo:country="US" officeooo:rsid="001d96a6"/>
    </style:style>
    <style:style style:name="T4" style:family="text">
      <style:text-properties fo:language="en" fo:country="US" officeooo:rsid="001de8b4"/>
    </style:style>
    <style:style style:name="T5" style:family="text">
      <style:text-properties officeooo:rsid="001e08d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leting the website for the student representation</text:p>
      <text:p text:style-name="P1"/>
      <text:p text:style-name="P1"/>
      <text:p text:style-name="P10">Why did you pick this particular organization, institution or individual?</text:p>
      <text:p text:style-name="P3">I picked this institution for several reasons.</text:p>
      <text:p text:style-name="P3">The first one is, that I loved being part of the student representation myself. </text:p>
      <text:p text:style-name="P5"><text:span text:style-name="T2">It gave me a good first practical impression on how democracy works and most importantly what kind of direct impact it can have on my life. Groups and </text:span><text:span text:style-name="T3">councils</text:span><text:span text:style-name="T2"> that I was a part of initiated projects like a Christmas-bazaar</text:span><text:span text:style-name="T3"> or decided whether future class trips should include a more intensive educational background. It also showed me how it feels like to get voted into a tenure and what kind of responsibilities come with it. Those experiences are invaluable for me and have showed me, how much of an impact a single person can have if he participates in democratic processes.</text:span></text:p>
      <text:p text:style-name="P6"><text:span text:style-name="T1">By giving students experiences like I have made them and </text:span><text:span text:style-name="T4">enabling them to get into positions in which they can take a certain control over their own lives as a student, the institution actively pursues political education early on. This is something that we can not take serious, I believe, because it teaches kids and teenagers early on that they have the power to fuel change in this world and that all problems are solvable without violence.</text:span></text:p>
      <text:p text:style-name="P7"><text:span text:style-name="T4">This is the second reason why I desperately want to support this institution and looking forward possibly even similar ones in other schools.</text:span></text:p>
      <text:p text:style-name="P7"><text:span text:style-name="T4"/></text:p>
      <text:p text:style-name="P9"><text:span text:style-name="T3">How did you identify the problem to solve and why did you pick this problem over others?</text:span></text:p>
      <text:p text:style-name="P8">In my last year in school, there was a student-representation workshop in which topics like future project ideas, past projects from last year and similar things were discussed, <text:span text:style-name="T5">first in groups and afterwards together with all the others. I was already very into the principle of the student-representation and chose public relations as the group that I wanted to be part of. Together with the vice-representative of students I discussed how we could direct more attention to the work of the representation and how we could possibly make it easier not only for members but also for outsiders to get information about the work of the institution and their schedules more easily.</text:span></text:p>
      <text:p text:style-name="P9"><text:span text:style-name="T3"/></text:p>
      <text:p text:style-name="P9">Describe your approach. How did you come up with it? Is it the best possible solution? Why?</text:p>
      <text:p text:style-name="P9">Describe your previous skillset. Did you learn anything new in the past three weeks? </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ylas-Pro" svg:font-family="Nylas-Pro, Helvetica, 'Lucidia Grand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8T17:45:19.013920762</meta:creation-date>
    <dc:date>2020-07-08T18:43:39.851646383</dc:date>
    <meta:editing-duration>PT16M10S</meta:editing-duration>
    <meta:editing-cycles>1</meta:editing-cycles>
    <meta:document-statistic meta:table-count="0" meta:image-count="0" meta:object-count="0" meta:page-count="1" meta:paragraph-count="11" meta:word-count="399" meta:character-count="2357" meta:non-whitespace-character-count="1967"/>
    <meta:generator>LibreOffice/6.4.3.2$Linux_X86_64 LibreOffice_project/40$Build-2</meta:generator>
  </office:meta>
</office:document-meta>
</file>